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2.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3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12cm" fo:min-width="3.5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2cm" fo:min-width="0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cm" fo:min-width="0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09cm" fo:min-width="0.57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31cm" fo:min-width="0.7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9cm" fo:min-width="0.4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66cm" fo:min-width="0.38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5cm" fo:min-width="0.77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2cm" fo:min-width="0.77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58cm" fo:min-width="0.91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1.05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28cm" fo:min-width="0.83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35cm" fo:min-width="3.79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0.60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5cm" fo:min-width="4.1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367cm" fo:min-width="5.499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405cm" fo:min-width="4.014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505cm" fo:min-width="5.499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205cm" fo:min-width="5.499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95cm" fo:min-width="2.057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55cm" fo:min-width="3.028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34cm" fo:min-width="2.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7cm" fo:min-width="0.72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96cm" fo:min-width="0.57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57cm" fo:min-width="0.61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03cm" fo:min-width="0.67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55cm" fo:min-width="0.48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95cm" fo:min-width="2.64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15cm" fo:min-width="3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15cm" fo:min-width="1.7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3.5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Predeterminado-title">
      <style:graphic-properties fo:min-height="2.462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39.143cm" svg:height="2.462cm" svg:x="1cm" svg:y="1.351cm" presentation:class="title" presentation:user-transformed="true">
          <draw:text-box>
            <text:p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text:span text:style-name="T1">a</text:span><text:span text:style-name="T1"> </text:span><text:span text:style-name="T1">E</text:span><text:span text:style-name="T1">n</text:span><text:span text:style-name="T1">t</text:span><text:span text:style-name="T1">i</text:span><text:span text:style-name="T1">d</text:span><text:span text:style-name="T1">a</text:span><text:span text:style-name="T1">d</text:span><text:span text:style-name="T1"> </text:span><text:span text:style-name="T1">R</text:span><text:span text:style-name="T1">e</text:span><text:span text:style-name="T1">l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c</text:span><text:span text:style-name="T1">o</text:span><text:span text:style-name="T1">n</text:span><text:span text:style-name="T1"> </text:span><text:span text:style-name="T1">N</text:span><text:span text:style-name="T1">o</text:span><text:span text:style-name="T1">t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e</text:span><text:span text:style-name="T1">t</text:span><text:span text:style-name="T1">e</text:span><text:span text:style-name="T1">r </text:span><text:span text:style-name="T1">C</text:span><text:span text:style-name="T1">h</text:span><text:span text:style-name="T1">e</text:span><text:span text:style-name="T1">n</text:span></text:p>
          </draw:text-box>
        </draw:frame>
        <draw:custom-shape draw:style-name="gr1" draw:text-style-name="P2" xml:id="id1" draw:id="id1" draw:layer="layout" svg:width="4cm" svg:height="1cm" svg:x="25.989cm" svg:y="20.567cm">
          <text:p text:style-name="P2"><text:span text:style-name="T2">Pub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7cm" svg:height="5cm" svg:x="10.4cm" svg:y="7.2cm">
          <text:p text:style-name="P2"><text:span text:style-name="T2">Usuario</text:span></text:p>
          <text:p text:style-name="P3"><text:span text:style-name="T3">id</text:span></text:p>
          <text:p text:style-name="P3"><text:span text:style-name="T3">Rut</text:span></text:p>
          <text:p text:style-name="P3"><text:span text:style-name="T3">Fecha nacimiento</text:span></text:p>
          <text:p text:style-name="P3"><text:span text:style-name="T3">Email</text:span></text:p>
          <text:p text:style-name="P3"><text:span text:style-name="T3">Movil</text:span></text:p>
          <text:p text:style-name="P3"><text:span text:style-name="T3">Peso</text:span></text:p>
          <text:p text:style-name="P3"><text:span text:style-name="T3">Estatura</text:span></text:p>
          <text:p text:style-name="P3"><text:span text:style-name="T3">Ocio</text:span></text:p>
          <text:p text:style-name="P3"><text:span text:style-name="T3">Id Comun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4cm" svg:height="2.2cm" svg:x="25.8cm" svg:y="24.2cm">
          <text:p text:style-name="P2"><text:span text:style-name="T2">Videos 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7.989cm" svg:y1="21.567cm" svg:x2="28cm" svg:y2="24.2cm" draw:start-shape="id1" draw:start-glue-point="2" draw:end-shape="id2" draw:end-glue-point="0" svg:d="M27989 21567v1317h11v1316" svg:viewBox="0 0 12 2634">
          <text:p/>
        </draw:connector>
        <draw:connector draw:style-name="gr4" draw:text-style-name="P4" draw:layer="layout" svg:x1="28.042cm" svg:y1="17.462cm" svg:x2="28.029cm" svg:y2="17.897cm" draw:start-shape="id3" draw:start-glue-point="2" draw:end-shape="id4" draw:end-glue-point="4" svg:d="M28042 17462v217h-13v218" svg:viewBox="0 0 14 436">
          <text:p/>
        </draw:connector>
        <draw:custom-shape draw:style-name="gr5" draw:text-style-name="P2" xml:id="id8" draw:id="id8" draw:layer="layout" svg:width="3.5cm" svg:height="2.4cm" svg:x="20.7cm" svg:y="12cm">
          <text:p text:style-name="P2"><text:span text:style-name="T2">Hora <text:s/>Reservada</text:span></text:p>
          <text:p text:style-name="P3"><text:span text:style-name="T3">Día</text:span></text:p>
          <text:p text:style-name="P3"><text:span text:style-name="T3">Hora</text:span></text:p>
          <text:p text:style-name="P3"><text:span text:style-name="T3">Rut usuario</text:span></text:p>
          <text:p text:style-name="P3"><text:span text:style-name="T3">Id nutricionist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084cm" svg:height="2.362cm" svg:x="26cm" svg:y="15.1cm">
          <text:p text:style-name="P2"><text:span text:style-name="T2">Nutricionista</text:span></text:p>
          <text:p text:style-name="P3"><text:span text:style-name="T3">rut</text:span></text:p>
          <text:p text:style-name="P3"><text:span text:style-name="T3">Nombre</text:span></text:p>
          <text:p text:style-name="P3"><text:span text:style-name="T3">Email</text:span></text:p>
          <text:p text:style-name="P3"><text:span text:style-name="T3">Movi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57cm" svg:y1="9.7cm" svg:x2="15.999cm" svg:y2="13.222cm" draw:start-shape="id5" draw:start-glue-point="1" draw:end-shape="id6" draw:end-glue-point="5" svg:d="M13570 9700h1215v3522h1214" svg:viewBox="0 0 2430 3523">
          <text:p/>
        </draw:connector>
        <draw:connector draw:style-name="gr4" draw:text-style-name="P4" draw:layer="layout" svg:x1="26.865cm" svg:y1="13.148cm" svg:x2="24.2cm" svg:y2="13.2cm" draw:start-shape="id7" draw:start-glue-point="5" draw:end-shape="id8" draw:end-glue-point="1" svg:d="M26865 13148h-1332v52h-1333" svg:viewBox="0 0 2666 53">
          <text:p/>
        </draw:connector>
        <draw:custom-shape draw:style-name="gr7" draw:text-style-name="P2" xml:id="id6" draw:id="id6" draw:layer="layout" svg:width="2cm" svg:height="2.244cm" svg:x="15.999cm" svg:y="12.1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2.4cm" svg:height="2.558cm" svg:x="26.865cm" svg:y="11.869cm">
          <text:p text:style-name="P2"><text:span text:style-name="T2">Reci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7" draw:id="id17" draw:layer="layout" svg:width="1.513cm" svg:height="1.071cm" svg:x="3cm" svg:y="7.6cm">
          <text:p text:style-name="P2"><text:span text:style-name="T2">E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" draw:id="id16" draw:layer="layout" svg:width="1.741cm" svg:height="0.961cm" svg:x="2.859cm" svg:y="6.4cm">
          <text:p text:style-name="P2"><text:span text:style-name="T2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5" draw:id="id15" draw:layer="layout" svg:width="1.4cm" svg:height="0.803cm" svg:x="3.4cm" svg:y="4.997cm">
          <text:p text:style-name="P5">R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1.256cm" svg:height="1.154cm" svg:x="33cm" svg:y="6.6cm">
          <text:p text:style-name="P2"><text:span text:style-name="T2">r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4.256cm" svg:y1="7.177cm" svg:x2="30.084cm" svg:y2="16.281cm" draw:start-shape="id9" draw:start-glue-point="10" draw:end-shape="id3" draw:end-glue-point="1" svg:d="M34256 7177h502v9104h-4674" svg:viewBox="0 0 4675 9105">
          <text:p/>
        </draw:connector>
        <draw:custom-shape draw:style-name="gr13" draw:text-style-name="P2" xml:id="id10" draw:id="id10" draw:layer="layout" svg:width="1.8cm" svg:height="0.755cm" svg:x="3.068cm" svg:y="11.471cm">
          <text:p text:style-name="P2"><text:span text:style-name="T2">Pe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1" draw:id="id11" draw:layer="layout" svg:width="1.8cm" svg:height="1.088cm" svg:x="3cm" svg:y="12.512cm">
          <text:p text:style-name="P2"><text:span text:style-name="T2">Estatu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2cm" svg:height="1cm" svg:x="3cm" svg:y="13.8cm">
          <text:p text:style-name="P2"><text:span text:style-name="T2">O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9" draw:id="id19" draw:layer="layout" svg:width="2.2cm" svg:height="0.8cm" svg:x="2.8cm" svg:y="10.4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1.885cm" svg:height="0.958cm" svg:x="2.8cm" svg:y="9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868cm" svg:y1="11.849cm" svg:x2="10.4cm" svg:y2="9.7cm" draw:start-shape="id10" draw:start-glue-point="10" draw:end-shape="id5" draw:end-glue-point="3" svg:d="M4868 11849h2767v-2149h2765" svg:viewBox="0 0 5533 2150">
          <text:p/>
        </draw:connector>
        <draw:connector draw:style-name="gr4" draw:text-style-name="P4" draw:layer="layout" svg:x1="4.8cm" svg:y1="13.056cm" svg:x2="10.4cm" svg:y2="9.7cm" draw:start-shape="id11" draw:start-glue-point="10" draw:end-shape="id5" draw:end-glue-point="3" svg:d="M4800 13056h2801v-3356h2799" svg:viewBox="0 0 5601 3357">
          <text:p/>
        </draw:connector>
        <draw:connector draw:style-name="gr4" draw:text-style-name="P4" draw:layer="layout" svg:x1="5cm" svg:y1="14.3cm" svg:x2="10.4cm" svg:y2="9.7cm" draw:start-shape="id12" draw:start-glue-point="10" draw:end-shape="id5" draw:end-glue-point="3" svg:d="M5000 14300h2701v-4600h2699" svg:viewBox="0 0 5401 4601">
          <text:p/>
        </draw:connector>
        <draw:custom-shape draw:style-name="gr18" draw:text-style-name="P2" xml:id="id14" draw:id="id14" draw:layer="layout" svg:width="4.298cm" svg:height="5.6cm" svg:x="20.902cm" svg:y="4.9cm">
          <text:p text:style-name="P2"><text:span text:style-name="T2">Ficha</text:span></text:p>
          <text:p text:style-name="P2"><text:span text:style-name="T3">Id usuario</text:span></text:p>
          <text:p text:style-name="P6"><text:span text:style-name="T3">Rut</text:span></text:p>
          <text:p text:style-name="P6"><text:span text:style-name="T3">Edad</text:span></text:p>
          <text:p text:style-name="P6"><text:span text:style-name="T3">Email</text:span></text:p>
          <text:p text:style-name="P6"><text:span text:style-name="T3">Movil</text:span></text:p>
          <text:p text:style-name="P6"><text:span text:style-name="T3">Peso</text:span></text:p>
          <text:p text:style-name="P6"><text:span text:style-name="T3">Estatura</text:span></text:p>
          <text:p text:style-name="P6"><text:span text:style-name="T3">Ocio</text:span></text:p>
          <text:p text:style-name="P6"><text:span text:style-name="T3">Id Comuna</text:span></text:p>
          <text:p text:style-name="P6"><text:span text:style-name="T3">IMC</text:span></text:p>
          <text:p text:style-name="P6"><text:span text:style-name="T3">Estado nutricional</text:span></text:p>
          <text:p text:style-name="P6"><text:span text:style-name="T3">Clasificación actividad</text:span></text:p>
          <text:p text:style-name="P6"><text:span text:style-name="T3">Requerimiento nutriciona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2cm" svg:y1="7.7cm" svg:x2="20.902cm" svg:y2="7.7cm" draw:start-shape="id13" draw:start-glue-point="7" draw:end-shape="id14" draw:end-glue-point="3" svg:d="M18200 7700h2702" svg:viewBox="0 0 2703 1">
          <text:p/>
        </draw:connector>
        <draw:custom-shape draw:style-name="gr19" draw:text-style-name="P2" xml:id="id13" draw:id="id13" draw:layer="layout" svg:width="2.201cm" svg:height="2.2cm" svg:x="15.999cm" svg:y="6.6cm">
          <text:p text:style-name="P2"><text:span text:style-name="T2">ingr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5.999cm" svg:y1="7.7cm" svg:x2="13.57cm" svg:y2="9.7cm" draw:start-shape="id13" draw:start-glue-point="5" draw:end-shape="id5" draw:end-glue-point="1" svg:d="M15999 7700h-1215v2000h-1214" svg:viewBox="0 0 2430 2001">
          <text:p/>
        </draw:connector>
        <draw:connector draw:style-name="gr4" draw:text-style-name="P4" draw:layer="layout" svg:x1="17.999cm" svg:y1="13.222cm" svg:x2="20.7cm" svg:y2="13.2cm" draw:start-shape="id6" draw:start-glue-point="7" draw:end-shape="id8" draw:end-glue-point="3" svg:d="M17999 13222h1351v-22h1350" svg:viewBox="0 0 2702 23">
          <text:p/>
        </draw:connector>
        <draw:connector draw:style-name="gr4" draw:text-style-name="P4" draw:layer="layout" svg:x1="28.065cm" svg:y1="14.427cm" svg:x2="28.042cm" svg:y2="15.1cm" draw:start-shape="id7" draw:start-glue-point="6" draw:end-shape="id3" draw:end-glue-point="0" svg:d="M28065 14427v337h-23v336" svg:viewBox="0 0 24 674">
          <text:p/>
        </draw:connector>
        <draw:connector draw:style-name="gr4" draw:text-style-name="P4" draw:layer="layout" svg:x1="4.8cm" svg:y1="5.398cm" svg:x2="10.4cm" svg:y2="9.7cm" draw:start-shape="id15" draw:start-glue-point="10" draw:end-shape="id5" draw:end-glue-point="3" svg:d="M4800 5398h2801v4302h2799" svg:viewBox="0 0 5601 4303">
          <text:p/>
        </draw:connector>
        <draw:connector draw:style-name="gr4" draw:text-style-name="P4" draw:layer="layout" svg:x1="4.6cm" svg:y1="6.881cm" svg:x2="10.4cm" svg:y2="9.7cm" draw:start-shape="id16" draw:start-glue-point="10" draw:end-shape="id5" draw:end-glue-point="3" svg:d="M4600 6881h2900v2819h2900" svg:viewBox="0 0 5801 2820">
          <text:p/>
        </draw:connector>
        <draw:connector draw:style-name="gr4" draw:text-style-name="P4" draw:layer="layout" svg:x1="4.513cm" svg:y1="8.136cm" svg:x2="10.4cm" svg:y2="9.7cm" draw:start-shape="id17" draw:start-glue-point="10" draw:end-shape="id5" draw:end-glue-point="3" svg:d="M4513 8136h2944v1564h2943" svg:viewBox="0 0 5888 1565">
          <text:p/>
        </draw:connector>
        <draw:connector draw:style-name="gr4" draw:text-style-name="P4" draw:layer="layout" svg:x1="4.685cm" svg:y1="9.479cm" svg:x2="10.4cm" svg:y2="9.7cm" draw:start-shape="id18" draw:start-glue-point="10" draw:end-shape="id5" draw:end-glue-point="3" svg:d="M4685 9479h2858v221h2857" svg:viewBox="0 0 5716 222">
          <text:p/>
        </draw:connector>
        <draw:connector draw:style-name="gr4" draw:text-style-name="P4" draw:layer="layout" svg:x1="5cm" svg:y1="10.8cm" svg:x2="10.4cm" svg:y2="9.7cm" draw:start-shape="id19" draw:start-glue-point="10" draw:end-shape="id5" draw:end-glue-point="3" svg:d="M5000 10800h2701v-1100h2699" svg:viewBox="0 0 5401 1101">
          <text:p/>
        </draw:connector>
        <draw:custom-shape draw:style-name="gr20" draw:text-style-name="P7" xml:id="id27" draw:id="id27" draw:layer="layout" svg:width="4.6cm" svg:height="1.3cm" svg:x="8.6cm" svg:y="23.7cm">
          <text:p text:style-name="P7"><text:span text:style-name="T2">Genero</text:span></text:p>
          <text:p text:style-name="P6"><text:span text:style-name="T3">Id</text:span></text:p>
          <text:p text:style-name="P6"><text:span text:style-name="T3">Descripció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21" draw:id="id21" draw:layer="layout" svg:width="5.999cm" svg:height="1.617cm" svg:x="13.8cm" svg:y="17.183cm">
          <text:p text:style-name="P7"><text:span text:style-name="T2">Actividad Física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28" draw:id="id28" draw:layer="layout" svg:width="4.514cm" svg:height="1.655cm" svg:x="8.6cm" svg:y="21.345cm">
          <text:p text:style-name="P7"><text:span text:style-name="T2">Transporte</text:span></text:p>
          <text:p text:style-name="P6"><text:span text:style-name="T3">Id</text:span></text:p>
          <text:p text:style-name="P6"><text:span text:style-name="T3">Descripció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20" draw:id="id20" draw:layer="layout" svg:width="5.999cm" svg:height="1.755cm" svg:x="13.801cm" svg:y="14.845cm">
          <text:p text:style-name="P7"><text:span text:style-name="T2">Actividad laboral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22" draw:id="id22" draw:layer="layout" svg:width="5.999cm" svg:height="1.455cm" svg:x="13.8cm" svg:y="19.345cm">
          <text:p text:style-name="P7"><text:span text:style-name="T2">Estado de Salud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26" draw:id="id26" draw:layer="layout" svg:width="2.557cm" svg:height="2.2cm" svg:x="2.843cm" svg:y="15cm">
          <text:p text:style-name="P7"><text:span text:style-name="T2">Comuna</text:span></text:p>
          <text:p text:style-name="P6"><text:span text:style-name="T3">Id</text:span></text:p>
          <text:p text:style-name="P6"><text:span text:style-name="T3">Nombre</text:span></text:p>
          <text:p text:style-name="P6"><text:span text:style-name="T3">región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26" draw:text-style-name="P7" xml:id="id24" draw:id="id24" draw:layer="layout" svg:width="3.528cm" svg:height="1.8cm" svg:x="2.1cm" svg:y="19.8cm">
          <text:p text:style-name="P7"><text:span text:style-name="T2">Región</text:span></text:p>
          <text:p text:style-name="P6"><text:span text:style-name="T3">Id</text:span></text:p>
          <text:p text:style-name="P6"><text:span text:style-name="T3">Nombre</text:span></text:p>
          <text:p text:style-name="P6"><text:span text:style-name="T3">País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xml:id="id33" draw:id="id33" draw:layer="layout" svg:width="3.4cm" svg:height="1.59cm" svg:x="2.2cm" svg:y="24.41cm">
          <text:p text:style-name="P7"><text:span text:style-name="T2">País</text:span></text:p>
          <text:p text:style-name="P6"><text:span text:style-name="T3">Id</text:span></text:p>
          <text:p text:style-name="P6"><text:span text:style-name="T3">Nomb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801cm" svg:y1="15.722cm" svg:x2="11.985cm" svg:y2="12.2cm" draw:start-shape="id20" draw:start-glue-point="3" draw:end-shape="id5" draw:end-glue-point="2" svg:d="M13801 15722h-1816v-3522" svg:viewBox="0 0 1817 3523">
          <text:p/>
        </draw:connector>
        <draw:connector draw:style-name="gr4" draw:text-style-name="P4" draw:layer="layout" svg:x1="13.8cm" svg:y1="17.991cm" svg:x2="11.985cm" svg:y2="12.2cm" draw:start-shape="id21" draw:start-glue-point="3" draw:end-shape="id5" draw:end-glue-point="2" svg:d="M13800 17991h-1815v-5791" svg:viewBox="0 0 1816 5792">
          <text:p/>
        </draw:connector>
        <draw:connector draw:style-name="gr4" draw:text-style-name="P4" draw:layer="layout" svg:x1="13.8cm" svg:y1="20.072cm" svg:x2="11.985cm" svg:y2="12.2cm" draw:start-shape="id22" draw:start-glue-point="3" draw:end-shape="id5" draw:end-glue-point="2" svg:d="M13800 20072h-1815v-7872" svg:viewBox="0 0 1816 7873">
          <text:p/>
        </draw:connector>
        <draw:connector draw:style-name="gr4" draw:text-style-name="P4" draw:layer="layout" svg:x1="3.887cm" svg:y1="22.2cm" svg:x2="3.864cm" svg:y2="21.6cm" draw:start-shape="id23" draw:start-glue-point="4" draw:end-shape="id24" draw:end-glue-point="2" svg:d="M3887 22200v-300h-23v-300" svg:viewBox="0 0 24 601">
          <text:p/>
        </draw:connector>
        <draw:connector draw:style-name="gr4" draw:text-style-name="P4" draw:layer="layout" svg:x1="3.9cm" svg:y1="17.8cm" svg:x2="4.121cm" svg:y2="17.2cm" draw:start-shape="id25" draw:start-glue-point="4" draw:end-shape="id26" draw:end-glue-point="2" svg:d="M3900 17800v-300h221v-300" svg:viewBox="0 0 222 601">
          <text:p/>
        </draw:connector>
        <draw:connector draw:style-name="gr4" draw:text-style-name="P4" draw:layer="layout" svg:x1="5.4cm" svg:y1="16.1cm" svg:x2="10.4cm" svg:y2="9.7cm" draw:start-shape="id26" draw:start-glue-point="1" draw:end-shape="id5" draw:end-glue-point="3" svg:d="M5400 16100h2500v-6400h2500" svg:viewBox="0 0 5001 6401">
          <text:p/>
        </draw:connector>
        <draw:connector draw:style-name="gr4" draw:text-style-name="P4" draw:layer="layout" svg:x1="8.6cm" svg:y1="24.35cm" svg:x2="10.4cm" svg:y2="9.7cm" draw:start-shape="id27" draw:start-glue-point="3" draw:end-shape="id5" draw:end-glue-point="3" svg:d="M8600 24350h-501v-14650h2301" svg:viewBox="0 0 2302 14651">
          <text:p/>
        </draw:connector>
        <draw:connector draw:style-name="gr4" draw:text-style-name="P4" draw:layer="layout" svg:x1="8.6cm" svg:y1="22.172cm" svg:x2="10.4cm" svg:y2="9.7cm" draw:start-shape="id28" draw:start-glue-point="3" draw:end-shape="id5" draw:end-glue-point="3" svg:d="M8600 22172h-501v-12472h2301" svg:viewBox="0 0 2302 12473">
          <text:p/>
        </draw:connector>
        <draw:frame draw:style-name="gr28" draw:text-style-name="P9" draw:layer="layout" svg:width="1.486cm" svg:height="0.787cm" svg:x="19.4cm" svg:y="6.613cm">
          <draw:text-box>
            <text:p text:style-name="P8"><text:span text:style-name="T2">1:</text:span><text:span text:style-name="T2">1</text:span></text:p>
          </draw:text-box>
        </draw:frame>
        <draw:frame draw:style-name="gr29" draw:text-style-name="P9" draw:layer="layout" svg:width="1.894cm" svg:height="0.96cm" svg:x="24.971cm" svg:y="12.4cm">
          <draw:text-box>
            <text:p text:style-name="P8"><text:span text:style-name="T2">1:</text:span><text:span text:style-name="T2">M</text:span></text:p>
          </draw:text-box>
        </draw:frame>
        <draw:frame draw:style-name="gr30" draw:text-style-name="P9" draw:layer="layout" svg:width="1.775cm" svg:height="0.892cm" svg:x="27.989cm" svg:y="22cm">
          <draw:text-box>
            <text:p text:style-name="P8"><text:span text:style-name="T2">1:M</text:span></text:p>
          </draw:text-box>
        </draw:frame>
        <draw:custom-shape draw:style-name="gr31" draw:text-style-name="P2" xml:id="id29" draw:id="id29" draw:layer="layout" svg:width="1.725cm" svg:height="1.593cm" svg:x="32.6cm" svg:y="8.235cm">
          <text:p text:style-name="P2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30" draw:id="id30" draw:layer="layout" svg:width="1.513cm" svg:height="1.478cm" svg:x="32.687cm" svg:y="10cm">
          <text:p text:style-name="P2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31" draw:id="id31" draw:layer="layout" svg:width="1.57cm" svg:height="1.565cm" svg:x="32.63cm" svg:y="11.835cm">
          <text:p text:style-name="P2"><text:span text:style-name="T2">Móv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34.325cm" svg:y1="9.031cm" svg:x2="30.084cm" svg:y2="16.281cm" draw:start-shape="id29" draw:start-glue-point="10" draw:end-shape="id3" draw:end-glue-point="1" svg:d="M34325 9031h501v7250h-4742" svg:viewBox="0 0 4743 7251">
          <text:p/>
        </draw:connector>
        <draw:connector draw:style-name="gr4" draw:text-style-name="P4" draw:layer="layout" svg:x1="34.2cm" svg:y1="10.739cm" svg:x2="30.084cm" svg:y2="16.281cm" draw:start-shape="id30" draw:start-glue-point="10" draw:end-shape="id3" draw:end-glue-point="1" svg:d="M34200 10739h501v5542h-4617" svg:viewBox="0 0 4618 5543">
          <text:p/>
        </draw:connector>
        <draw:connector draw:style-name="gr4" draw:text-style-name="P4" draw:layer="layout" svg:x1="34.2cm" svg:y1="12.618cm" svg:x2="30.084cm" svg:y2="16.281cm" draw:start-shape="id31" draw:start-glue-point="10" draw:end-shape="id3" draw:end-glue-point="1" svg:d="M34200 12618h502v3663h-4618" svg:viewBox="0 0 4619 3664">
          <text:p/>
        </draw:connector>
        <draw:custom-shape draw:style-name="gr34" draw:text-style-name="P10" xml:id="id4" draw:id="id4" draw:layer="layout" svg:width="2.342cm" svg:height="1.703cm" svg:x="26.858cm" svg:y="17.897cm">
          <text:p text:style-name="P10"><text:span text:style-name="T2">publ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0" xml:id="id25" draw:id="id25" draw:layer="layout" svg:width="2cm" svg:height="1.8cm" svg:x="2.9cm" svg:y="17.8cm">
          <text:p text:style-name="P10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0" xml:id="id23" draw:id="id23" draw:layer="layout" svg:width="1.973cm" svg:height="1.6cm" svg:x="2.9cm" svg:y="22.2cm">
          <text:p text:style-name="P10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0" xml:id="id32" draw:id="id32" draw:layer="layout" svg:width="3.144cm" svg:height="2.2cm" svg:x="31.056cm" svg:y="24.3cm">
          <text:p text:style-name="P10"><text:span text:style-name="T2">Avisos</text:span></text:p>
          <text:p text:style-name="P11"><text:span text:style-name="T3">Id</text:span></text:p>
          <text:p text:style-name="P11"><text:span text:style-name="T3">Fecha</text:span></text:p>
          <text:p text:style-name="P11"><text:span text:style-name="T3">Imagen</text:span></text:p>
          <text:p text:style-name="P11"><text:span text:style-name="T3">Enlace 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7.989cm" svg:y1="21.567cm" svg:x2="32.628cm" svg:y2="24.3cm" draw:start-shape="id1" draw:start-glue-point="2" draw:end-shape="id32" draw:end-glue-point="0" svg:d="M27989 21567v1367h4639v1366" svg:viewBox="0 0 4640 2734">
          <text:p/>
        </draw:connector>
        <draw:connector draw:style-name="gr4" draw:text-style-name="P4" draw:layer="layout" svg:x1="3.864cm" svg:y1="19.8cm" svg:x2="3.9cm" svg:y2="19.6cm" draw:start-shape="id24" draw:start-glue-point="0" draw:end-shape="id25" draw:end-glue-point="6" svg:d="M3864 19800v-100h36v-100" svg:viewBox="0 0 37 201">
          <text:p/>
        </draw:connector>
        <draw:connector draw:style-name="gr4" draw:text-style-name="P4" draw:layer="layout" svg:x1="3.887cm" svg:y1="23.8cm" svg:x2="3.9cm" svg:y2="24.41cm" draw:start-shape="id23" draw:start-glue-point="6" draw:end-shape="id33" draw:end-glue-point="0" svg:d="M3887 23800v305h13v305" svg:viewBox="0 0 14 611">
          <text:p/>
        </draw:connector>
        <draw:connector draw:style-name="gr4" draw:text-style-name="P4" draw:layer="layout" svg:x1="28.029cm" svg:y1="19.6cm" svg:x2="27.989cm" svg:y2="20.567cm" draw:start-shape="id4" draw:start-glue-point="6" draw:end-shape="id1" draw:end-glue-point="0" svg:d="M28029 19600v483h-40v484" svg:viewBox="0 0 41 968">
          <text:p/>
        </draw:connector>
        <draw:custom-shape draw:style-name="gr38" draw:text-style-name="P2" xml:id="id34" draw:id="id34" draw:layer="layout" svg:width="4.4cm" svg:height="2.4cm" svg:x="20.5cm" svg:y="24.2cm">
          <text:p text:style-name="P2"><text:span text:style-name="T2">Artículo</text:span><text:span text:style-name="T2">s</text:span></text:p>
          <text:p text:style-name="P3"><text:span text:style-name="T3">Id</text:span></text:p>
          <text:p text:style-name="P3"><text:span text:style-name="T3">Fecha</text:span></text:p>
          <text:p text:style-name="P3"><text:span text:style-name="T3">Enlace</text:span></text:p>
          <text:p text:style-name="P3"><text:span text:style-name="T3">Contenid</text:span><text:span text:style-name="T3">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7.989cm" svg:y1="21.567cm" svg:x2="22.7cm" svg:y2="24.2cm" draw:start-shape="id1" draw:start-glue-point="2" draw:end-shape="id34" draw:end-glue-point="0" svg:d="M27989 21567v1317h-5289v1316" svg:viewBox="0 0 5290 2634">
          <text:p/>
        </draw:connector>
        <draw:custom-shape draw:style-name="gr39" draw:text-style-name="P10" xml:id="id35" draw:id="id35" draw:layer="layout" svg:width="2.2cm" svg:height="2.4cm" svg:x="8.8cm" svg:y="13.2cm">
          <text:p text:style-name="P4"><text:span text:style-name="T2">Alimentos</text:span></text:p>
          <text:p text:style-name="P12"><text:span text:style-name="T3">Favoritos</text:span></text:p>
          <text:p text:style-name="P12"><text:span text:style-name="T3">Intolerancia</text:span></text:p>
          <text:p text:style-name="P12"><text:span text:style-name="T3">No gustan</text:span></text:p>
          <text:p text:style-name="P12"><text:span text:style-name="T3">alergia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9cm" svg:y1="13.2cm" svg:x2="10.4cm" svg:y2="9.7cm" draw:start-shape="id35" draw:start-glue-point="0" draw:end-shape="id5" draw:end-glue-point="3" svg:d="M9900 13200v-3500h500" svg:viewBox="0 0 501 3501">
          <text:p/>
        </draw:connector>
        <draw:custom-shape draw:style-name="gr40" draw:text-style-name="P10" xml:id="id36" draw:id="id36" draw:layer="layout" svg:width="4cm" svg:height="2.2cm" svg:x="26cm" svg:y="6.6cm">
          <text:p text:style-name="P4"><text:span text:style-name="T2">Recomendación</text:span></text:p>
          <text:p text:style-name="P12"><text:span text:style-name="T3">Calorías</text:span></text:p>
          <text:p text:style-name="P12"><text:span text:style-name="T3">Proteínas</text:span></text:p>
          <text:p text:style-name="P12"><text:span text:style-name="T3">Carbohidratos</text:span></text:p>
          <text:p text:style-name="P12"><text:span text:style-name="T3">lipi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6cm" svg:y1="7.7cm" svg:x2="25.2cm" svg:y2="7.7cm" draw:start-shape="id36" draw:start-glue-point="3" draw:end-shape="id14" draw:end-glue-point="1" svg:d="M26000 7700h-800" svg:viewBox="0 0 801 1">
          <text:p/>
        </draw:connector>
        <presentation:notes draw:style-name="dp2">
          <draw:page-thumbnail draw:style-name="gr41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6T21:32:34.012034834</dc:date>
    <meta:editing-duration>PT3H11M14S</meta:editing-duration>
    <meta:editing-cycles>20</meta:editing-cycles>
    <meta:generator>LibreOffice/6.4.7.2$Linux_X86_64 LibreOffice_project/40$Build-2</meta:generator>
    <meta:document-statistic meta:object-count="98"/>
  </office:meta>
</office:document-meta>
</file>